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d1" officeooo:paragraph-rsid="0013afd1"/>
    </style:style>
    <style:style style:name="P2" style:family="paragraph" style:parent-style-name="Standard">
      <style:text-properties style:text-underline-style="solid" style:text-underline-width="auto" style:text-underline-color="font-color" officeooo:rsid="0013afd1" officeooo:paragraph-rsid="0013afd1"/>
    </style:style>
    <style:style style:name="P3" style:family="paragraph" style:parent-style-name="Standard">
      <style:text-properties style:text-underline-style="solid" style:text-underline-width="auto" style:text-underline-color="font-color" officeooo:rsid="00155bc6" officeooo:paragraph-rsid="00155bc6"/>
    </style:style>
    <style:style style:name="P4" style:family="paragraph" style:parent-style-name="Standard">
      <style:text-properties style:text-underline-style="solid" style:text-underline-width="auto" style:text-underline-color="font-color" officeooo:rsid="00166315" officeooo:paragraph-rsid="00166315"/>
    </style:style>
    <style:style style:name="P5" style:family="paragraph" style:parent-style-name="Standard">
      <style:text-properties style:text-underline-style="solid" style:text-underline-width="auto" style:text-underline-color="font-color" officeooo:rsid="00166315" officeooo:paragraph-rsid="0019a92d"/>
    </style:style>
    <style:style style:name="P6" style:family="paragraph" style:parent-style-name="Standard">
      <style:text-properties style:text-underline-style="solid" style:text-underline-width="auto" style:text-underline-color="font-color" officeooo:rsid="0019a92d" officeooo:paragraph-rsid="0019a92d"/>
    </style:style>
    <style:style style:name="P7" style:family="paragraph" style:parent-style-name="Standard">
      <style:text-properties style:text-underline-style="solid" style:text-underline-width="auto" style:text-underline-color="font-color" officeooo:rsid="0019f978" officeooo:paragraph-rsid="0019f978"/>
    </style:style>
    <style:style style:name="P8" style:family="paragraph" style:parent-style-name="Standard">
      <style:text-properties officeooo:rsid="00155bc6" officeooo:paragraph-rsid="00155bc6"/>
    </style:style>
    <style:style style:name="P9" style:family="paragraph" style:parent-style-name="Standard">
      <style:text-properties officeooo:rsid="00166315" officeooo:paragraph-rsid="00166315"/>
    </style:style>
    <style:style style:name="P10" style:family="paragraph" style:parent-style-name="Standard">
      <style:text-properties officeooo:rsid="0019a92d" officeooo:paragraph-rsid="0019a92d"/>
    </style:style>
    <style:style style:name="P11" style:family="paragraph" style:parent-style-name="Standard">
      <style:text-properties style:text-underline-style="none" officeooo:rsid="0019a92d" officeooo:paragraph-rsid="0019a92d"/>
    </style:style>
    <style:style style:name="P12" style:family="paragraph" style:parent-style-name="Standard">
      <style:text-properties fo:font-weight="bold" officeooo:rsid="0019a92d" officeooo:paragraph-rsid="0019a92d" style:font-weight-asian="bold" style:font-weight-complex="bold"/>
    </style:style>
    <style:style style:name="P13" style:family="paragraph" style:parent-style-name="Standard">
      <style:text-properties officeooo:rsid="0019f978" officeooo:paragraph-rsid="0019f978"/>
    </style:style>
    <style:style style:name="P14" style:family="paragraph" style:parent-style-name="Standard">
      <style:text-properties style:text-underline-style="none" fo:font-weight="bold" officeooo:rsid="0019a92d" officeooo:paragraph-rsid="0019a92d" style:font-weight-asian="bold" style:font-weight-complex="bold"/>
    </style:style>
    <style:style style:name="T1" style:family="text">
      <style:text-properties officeooo:rsid="00155bc6"/>
    </style:style>
    <style:style style:name="T2" style:family="text">
      <style:text-properties officeooo:rsid="0017eb48"/>
    </style:style>
    <style:style style:name="T3" style:family="text">
      <style:text-properties officeooo:rsid="0019a92d"/>
    </style:style>
    <style:style style:name="T4" style:family="text">
      <style:text-properties officeooo:rsid="0019f978"/>
    </style:style>
    <style:style style:name="T5" style:family="text">
      <style:text-properties officeooo:rsid="001b70d2"/>
    </style:style>
    <style:style style:name="T6" style:family="text">
      <style:text-properties officeooo:rsid="001c58a6"/>
    </style:style>
    <style:style style:name="T7" style:family="text">
      <style:text-properties officeooo:rsid="001d4d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14">Project Proposal</text:p>
      <text:p text:style-name="P11">Bryan Walsh <text:span text:style-name="T6">(Team: bpwalsh)</text:span></text:p>
      <text:p text:style-name="P11">1/28/2016</text:p>
      <text:p text:style-name="P6"/>
      <text:p text:style-name="P2">Lego EV3 Remote Control <text:span text:style-name="T1">Application</text:span></text:p>
      <text:p text:style-name="P1"/>
      <text:p text:style-name="P1">This project will develop an android application to remotely control a <text:span text:style-name="T7">Lego </text:span>EV3 <text:span text:style-name="T7">Robot </text:span>running the open source, debian base<text:span text:style-name="T3">d</text:span> EV3Dev (<text:a xlink:type="simple" xlink:href="http://www.ev3dev.org/" text:style-name="Internet_20_link" text:visited-style-name="Visited_20_Internet_20_Link">www.ev3dev.org</text:a>) operating system. <text:s/>This app<text:span text:style-name="T1">lication</text:span> will include the ability to <text:s/>control the EV3 via GUI or by use of the accelerometer and gyro sensors. Other functionality may <text:span text:style-name="T7">include </text:span>configuration and calibration <text:span text:style-name="T4">of an EV3 robot</text:span>. <text:s/>There are other EV3 android applications that target the <text:s/>stock EV3 firmware. <text:s/>I am not aware of any <text:span text:style-name="T7">applications</text:span> that work with EV3Dev. <text:s/>This project w<text:span text:style-name="T7">ill</text:span> be developing the android application only, working to a <text:span text:style-name="T7">yet to be defined </text:span>android/ev3dev protocol specification. <text:s/><text:span text:style-name="T4">The protocol specification would be developed as part of the project.</text:span></text:p>
      <text:p text:style-name="P1"/>
      <text:p text:style-name="P12">Project Addendum</text:p>
      <text:p text:style-name="P10"/>
      <text:p text:style-name="P10">The following applications are similar <text:span text:style-name="T4">in</text:span> some manner <text:span text:style-name="T4">of </text:span>form or function to the project that I am proposing.</text:p>
      <text:p text:style-name="P10"/>
      <text:p text:style-name="P3">Lego Mindstorm Commander – Official LEGO Application</text:p>
      <text:p text:style-name="P8"/>
      <text:p text:style-name="P8">The Lego Mindstorm Commander application offers remote control to a number of prebuilt EV3 robots. <text:s/>Interesting functionality includes voice control, thumb controls to steer, and control of a claw via pinch zoom.</text:p>
      <text:p text:style-name="P8"/>
      <text:p text:style-name="P3">EV3 Simple Remote – Ferdinand Stuechler</text:p>
      <text:p text:style-name="P8"/>
      <text:p text:style-name="P8">EV3 Simple Remote is a simple application to control an EV3. <text:s text:c="2"/>The application appears to have controls to move the EV3 backwards/forwards and to turn left/right.</text:p>
      <text:p text:style-name="P8"/>
      <text:p text:style-name="P3">EV3 Bluetooth Control – Victor Robot</text:p>
      <text:p text:style-name="P8"/>
      <text:p text:style-name="P8">EV3 Bluetooth Control offers a number of features. <text:s/>These includes vehicle control, a control mode to support control of individual motors, and a accelerometer control mode using hand gestures.</text:p>
      <text:p text:style-name="P8"/>
      <text:p text:style-name="P3">RemoteEV3 – Tanas Inc</text:p>
      <text:p text:style-name="P8"/>
      <text:p text:style-name="P8">Simple application to drive an EV3 <text:span text:style-name="T3">using touch pad controls.</text:span></text:p>
      <text:p text:style-name="P8"/>
      <text:p text:style-name="P4">BTSense – mindsensors.com</text:p>
      <text:p text:style-name="P9"/>
      <text:p text:style-name="P9">BTSense allows for your phone's sensors to be used by your EV<text:span text:style-name="T5">3</text:span>, Arduino or Rasberry Pi robot. <text:s/>There are APIs available to incorporate the sensors into your robot applications. <text:span text:style-name="T7">Looks pretty slick.</text:span></text:p>
      <text:p text:style-name="P9"/>
      <text:p text:style-name="P4">EV3 Watch Remote – RedRoundRobot</text:p>
      <text:p text:style-name="P9"/>
      <text:p text:style-name="P9"><text:soft-page-break/>An application for an Andoid watch to allow the user to remotely control an EV3.</text:p>
      <text:p text:style-name="P9"/>
      <text:p text:style-name="P5">RoboRemote Humanoid – RedRoundRobot</text:p>
      <text:p text:style-name="P9"/>
      <text:p text:style-name="P9"><text:span text:style-name="T3">RoboRemote Humanoid <text:s/>is a</text:span>n IOS application to remotely control a Lego NXT Humonoid Robot, including hands and f<text:span text:style-name="T2">e</text:span>et. <text:s/><text:span text:style-name="T2">RoboRemote. <text:s/>This application works in conjunction with a server running on a PC. <text:s/>Also includes a simulator, where the user doesn't actually have to connect up with the robot.</text:span></text:p>
      <text:p text:style-name="P9"/>
      <text:p text:style-name="P6">Arduino Robot Controller - Mid Khairul Alam Taifur</text:p>
      <text:p text:style-name="P10"/>
      <text:p text:style-name="P10">The Arduino Robot Controller application allows the user to remotely control an arduino based robot car <text:span text:style-name="T4">using push button commands</text:span>.</text:p>
      <text:p text:style-name="P10"/>
      <text:p text:style-name="P6">RC Airplane Flight Simulator – Bubble Fish Simulator</text:p>
      <text:p text:style-name="P10"/>
      <text:p text:style-name="P10">RC Airplane Flight Simulator, simulates the flight of an RC aircraft utilizing tilt/gyro based controls.</text:p>
      <text:p text:style-name="P10"/>
      <text:p text:style-name="P7">Mip App – WoWWee Group Ltd</text:p>
      <text:p text:style-name="P13"/>
      <text:p text:style-name="P13">The Mip App is an andorid application to allow the user to control a MIP self balancing robot. <text:s/>It allows the user to drive the robot via joystick controls. <text:s/>The application <text:s/><text:span text:style-name="T5">also </text:span>allows the user to draw a path on the phone for the MIP to follow. <text:s/>It includes other “fun” games the user can play with the MIP. <text:s/>There are SDKs available for android and IOS phones. <text:s/>A protocol spec is also openly available.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Walsh</meta:initial-creator>
    <meta:creation-date>2016-01-28T18:25:53.550511339</meta:creation-date>
    <dc:date>2016-01-28T21:46:46.713354857</dc:date>
    <dc:creator>Bryan Walsh</dc:creator>
    <meta:editing-duration>PT9M35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2" meta:paragraph-count="27" meta:word-count="491" meta:character-count="3124" meta:non-whitespace-character-count="2628"/>
  </office:meta>
</office:document-meta>
</file>